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4D0000014042C2F840.png"/>
  <manifest:file-entry manifest:media-type="image/png" manifest:full-path="Pictures/100002010000014D000001406EB6A6C6.png"/>
  <manifest:file-entry manifest:media-type="image/png" manifest:full-path="Pictures/100002010000014D000001403656CA32.png"/>
  <manifest:file-entry manifest:media-type="image/png" manifest:full-path="Pictures/100002010000014D000001403562C727.png"/>
  <manifest:file-entry manifest:media-type="image/png" manifest:full-path="Pictures/100002010000014D0000014040D22D02.png"/>
  <manifest:file-entry manifest:media-type="image/png" manifest:full-path="Pictures/100002010000014D00000140EB4BF402.png"/>
  <manifest:file-entry manifest:media-type="image/png" manifest:full-path="Pictures/100002010000014D00000140D024A3CD.png"/>
  <manifest:file-entry manifest:media-type="image/png" manifest:full-path="Pictures/100002010000014D00000140B333F163.png"/>
  <manifest:file-entry manifest:media-type="image/png" manifest:full-path="Pictures/100002010000014D00000140548BB59D.png"/>
  <manifest:file-entry manifest:media-type="image/png" manifest:full-path="Pictures/100002010000014D0000014017831C83.png"/>
  <manifest:file-entry manifest:media-type="image/png" manifest:full-path="Pictures/100002010000014D000001408BBA96B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6cm" svg:stroke-color="#ff3333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Ultrafine_20_Dashed" svg:stroke-width="0.106cm" svg:stroke-color="#66ff66" draw:marker-start="Symmetric_20_Arrow" draw:marker-start-width="0.458cm" draw:marker-end="Symmetric_20_Arrow" draw:marker-end-width="0.4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59cm" svg:height="6.399cm" svg:x="0.397cm" svg:y="3.999cm">
          <draw:image xlink:href="Pictures/100002010000014D000001408BBA96B8.png" xlink:type="simple" xlink:show="embed" xlink:actuate="onLoad">
            <text:p/>
          </draw:image>
        </draw:frame>
        <draw:frame draw:style-name="gr1" draw:text-style-name="P1" draw:layer="layout" svg:width="6.659cm" svg:height="6.399cm" svg:x="7.253cm" svg:y="1.889cm">
          <draw:image xlink:href="Pictures/100002010000014D00000140548BB59D.png" xlink:type="simple" xlink:show="embed" xlink:actuate="onLoad">
            <text:p/>
          </draw:image>
        </draw:frame>
        <draw:frame draw:style-name="gr1" draw:text-style-name="P1" draw:layer="layout" svg:width="6.659cm" svg:height="6.399cm" svg:x="14.103cm" svg:y="1.889cm">
          <draw:image xlink:href="Pictures/100002010000014D0000014017831C83.png" xlink:type="simple" xlink:show="embed" xlink:actuate="onLoad">
            <text:p/>
          </draw:image>
        </draw:frame>
        <draw:frame draw:style-name="gr1" draw:text-style-name="P1" draw:layer="layout" svg:width="6.659cm" svg:height="6.399cm" svg:x="20.948cm" svg:y="3.999cm">
          <draw:image xlink:href="Pictures/100002010000014D0000014040D22D02.png" xlink:type="simple" xlink:show="embed" xlink:actuate="onLoad">
            <text:p/>
          </draw:image>
        </draw:frame>
        <draw:frame draw:style-name="gr1" draw:text-style-name="P1" draw:layer="layout" svg:width="6.659cm" svg:height="6.399cm" svg:x="20.948cm" svg:y="10.73cm">
          <draw:image xlink:href="Pictures/100002010000014D00000140B333F163.png" xlink:type="simple" xlink:show="embed" xlink:actuate="onLoad">
            <text:p/>
          </draw:image>
        </draw:frame>
        <draw:frame draw:style-name="gr1" draw:text-style-name="P1" draw:layer="layout" svg:width="6.659cm" svg:height="6.399cm" svg:x="20.948cm" svg:y="17.507cm">
          <draw:image xlink:href="Pictures/100002010000014D000001403562C727.png" xlink:type="simple" xlink:show="embed" xlink:actuate="onLoad">
            <text:p/>
          </draw:image>
        </draw:frame>
        <draw:frame draw:style-name="gr1" draw:text-style-name="P1" draw:layer="layout" svg:width="6.659cm" svg:height="6.399cm" svg:x="14.208cm" svg:y="20.541cm">
          <draw:image xlink:href="Pictures/100002010000014D00000140EB4BF402.png" xlink:type="simple" xlink:show="embed" xlink:actuate="onLoad">
            <text:p/>
          </draw:image>
        </draw:frame>
        <draw:frame draw:style-name="gr1" draw:text-style-name="P1" draw:layer="layout" svg:width="6.659cm" svg:height="6.399cm" svg:x="7.223cm" svg:y="20.558cm">
          <draw:image xlink:href="Pictures/100002010000014D000001403656CA32.png" xlink:type="simple" xlink:show="embed" xlink:actuate="onLoad">
            <text:p/>
          </draw:image>
        </draw:frame>
        <draw:frame draw:style-name="gr1" draw:text-style-name="P1" draw:layer="layout" svg:width="6.659cm" svg:height="6.399cm" svg:x="0.297cm" svg:y="17.507cm">
          <draw:image xlink:href="Pictures/100002010000014D000001406EB6A6C6.png" xlink:type="simple" xlink:show="embed" xlink:actuate="onLoad">
            <text:p/>
          </draw:image>
        </draw:frame>
        <draw:frame draw:style-name="gr1" draw:text-style-name="P1" draw:layer="layout" svg:width="6.659cm" svg:height="6.399cm" svg:x="0.297cm" svg:y="10.73cm">
          <draw:image xlink:href="Pictures/100002010000014D0000014042C2F840.png" xlink:type="simple" xlink:show="embed" xlink:actuate="onLoad">
            <text:p/>
          </draw:image>
        </draw:frame>
        <draw:frame draw:style-name="gr2" draw:text-style-name="P2" draw:layer="layout" svg:width="1.724cm" svg:height="1.397cm" svg:x="7.066cm" svg:y="6.912cm">
          <draw:text-box>
            <text:p text:style-name="P2"><text:span text:style-name="T1">g2</text:span></text:p>
          </draw:text-box>
        </draw:frame>
        <draw:frame draw:style-name="gr3" draw:layer="layout" svg:width="0.502cm" svg:height="0.962cm" svg:x="3.32cm" svg:y="7.493cm">
          <draw:text-box>
            <text:p/>
          </draw:text-box>
        </draw:frame>
        <draw:frame draw:style-name="gr2" draw:text-style-name="P2" draw:layer="layout" svg:width="1.724cm" svg:height="1.397cm" svg:x="13.87cm" svg:y="6.904cm">
          <draw:text-box>
            <text:p text:style-name="P2"><text:span text:style-name="T1">g3</text:span></text:p>
          </draw:text-box>
        </draw:frame>
        <draw:frame draw:style-name="gr2" draw:text-style-name="P2" draw:layer="layout" svg:width="1.724cm" svg:height="1.397cm" svg:x="0.127cm" svg:y="8.971cm">
          <draw:text-box>
            <text:p text:style-name="P2"><text:span text:style-name="T1">g1</text:span></text:p>
          </draw:text-box>
        </draw:frame>
        <draw:frame draw:style-name="gr1" draw:text-style-name="P1" draw:layer="layout" svg:width="7.62cm" svg:height="7.315cm" svg:x="10.16cm" svg:y="10.414cm">
          <draw:image xlink:href="Pictures/100002010000014D00000140D024A3CD.png" xlink:type="simple" xlink:show="embed" xlink:actuate="onLoad">
            <text:p/>
          </draw:image>
        </draw:frame>
        <draw:frame draw:style-name="gr2" draw:text-style-name="P2" draw:layer="layout" svg:width="1.724cm" svg:height="1.397cm" svg:x="20.701cm" svg:y="9.017cm">
          <draw:text-box>
            <text:p text:style-name="P2"><text:span text:style-name="T1">g4</text:span></text:p>
          </draw:text-box>
        </draw:frame>
        <draw:frame draw:style-name="gr2" draw:text-style-name="P2" draw:layer="layout" svg:width="1.724cm" svg:height="1.397cm" svg:x="0.127cm" svg:y="8.972cm">
          <draw:text-box>
            <text:p text:style-name="P2"><text:span text:style-name="T1">g1</text:span></text:p>
          </draw:text-box>
        </draw:frame>
        <draw:frame draw:style-name="gr2" draw:text-style-name="P2" draw:layer="layout" svg:width="1.724cm" svg:height="1.397cm" svg:x="20.701cm" svg:y="15.748cm">
          <draw:text-box>
            <text:p text:style-name="P2"><text:span text:style-name="T1">g5</text:span></text:p>
          </draw:text-box>
        </draw:frame>
        <draw:frame draw:style-name="gr2" draw:text-style-name="P2" draw:layer="layout" svg:width="1.724cm" svg:height="1.397cm" svg:x="0.127cm" svg:y="8.972cm">
          <draw:text-box>
            <text:p text:style-name="P2"><text:span text:style-name="T1">g1</text:span></text:p>
          </draw:text-box>
        </draw:frame>
        <draw:frame draw:style-name="gr2" draw:text-style-name="P2" draw:layer="layout" svg:width="1.724cm" svg:height="1.397cm" svg:x="20.701cm" svg:y="22.579cm">
          <draw:text-box>
            <text:p text:style-name="P2"><text:span text:style-name="T1">g6</text:span></text:p>
          </draw:text-box>
        </draw:frame>
        <draw:frame draw:style-name="gr2" draw:text-style-name="P2" draw:layer="layout" svg:width="1.724cm" svg:height="1.397cm" svg:x="13.897cm" svg:y="25.527cm">
          <draw:text-box>
            <text:p text:style-name="P2"><text:span text:style-name="T1">g7</text:span></text:p>
          </draw:text-box>
        </draw:frame>
        <draw:frame draw:style-name="gr2" draw:text-style-name="P2" draw:layer="layout" svg:width="1.724cm" svg:height="1.397cm" svg:x="0.127cm" svg:y="8.972cm">
          <draw:text-box>
            <text:p text:style-name="P2"><text:span text:style-name="T1">g1</text:span></text:p>
          </draw:text-box>
        </draw:frame>
        <draw:frame draw:style-name="gr2" draw:text-style-name="P2" draw:layer="layout" svg:width="1.724cm" svg:height="1.397cm" svg:x="6.985cm" svg:y="25.527cm">
          <draw:text-box>
            <text:p text:style-name="P2"><text:span text:style-name="T1">g8</text:span></text:p>
          </draw:text-box>
        </draw:frame>
        <draw:frame draw:style-name="gr2" draw:text-style-name="P2" draw:layer="layout" svg:width="1.724cm" svg:height="1.397cm" svg:x="0.054cm" svg:y="22.479cm">
          <draw:text-box>
            <text:p text:style-name="P2"><text:span text:style-name="T1">g9</text:span></text:p>
          </draw:text-box>
        </draw:frame>
        <draw:frame draw:style-name="gr2" draw:text-style-name="P2" draw:layer="layout" svg:width="2.032cm" svg:height="1.397cm" svg:x="0.1cm" svg:y="15.748cm">
          <draw:text-box>
            <text:p text:style-name="P2"><text:span text:style-name="T1">g10</text:span></text:p>
          </draw:text-box>
        </draw:frame>
        <draw:frame draw:style-name="gr2" draw:text-style-name="P3" draw:layer="layout" svg:width="6.477cm" svg:height="1.397cm" svg:x="10.795cm" svg:y="17.78cm">
          <draw:text-box>
            <text:p text:style-name="P3"><text:span text:style-name="T2">Template</text:span></text:p>
          </draw:text-box>
        </draw:frame>
        <draw:line draw:style-name="gr4" draw:text-style-name="P1" draw:layer="layout" svg:x1="7.112cm" svg:y1="19.558cm" svg:x2="10.033cm" svg:y2="17.653cm">
          <text:p/>
        </draw:line>
        <draw:line draw:style-name="gr4" draw:text-style-name="P1" draw:layer="layout" svg:x1="6.985cm" svg:y1="14.097cm" svg:x2="9.906cm" svg:y2="14.097cm">
          <text:p/>
        </draw:line>
        <draw:line draw:style-name="gr4" draw:text-style-name="P1" draw:layer="layout" svg:x1="10.541cm" svg:y1="20.447cm" svg:x2="11.684cm" svg:y2="17.78cm">
          <text:p/>
        </draw:line>
        <draw:line draw:style-name="gr5" draw:text-style-name="P1" draw:layer="layout" svg:x1="16.129cm" svg:y1="17.78cm" svg:x2="17.272cm" svg:y2="20.447cm">
          <text:p/>
        </draw:line>
        <draw:line draw:style-name="gr4" draw:text-style-name="P1" draw:layer="layout" svg:x1="17.834cm" svg:y1="17.726cm" svg:x2="20.755cm" svg:y2="19.631cm">
          <text:p/>
        </draw:line>
        <draw:line draw:style-name="gr4" draw:text-style-name="P1" draw:layer="layout" svg:x1="17.907cm" svg:y1="13.97cm" svg:x2="20.828cm" svg:y2="13.97cm">
          <text:p/>
        </draw:line>
        <draw:line draw:style-name="gr4" draw:text-style-name="P1" draw:layer="layout" svg:x1="10.033cm" svg:y1="10.541cm" svg:x2="7.112cm" svg:y2="8.636cm">
          <text:p/>
        </draw:line>
        <draw:line draw:style-name="gr4" draw:text-style-name="P1" draw:layer="layout" svg:x1="11.43cm" svg:y1="10.16cm" svg:x2="10.668cm" svg:y2="8.382cm">
          <text:p/>
        </draw:line>
        <draw:line draw:style-name="gr4" draw:text-style-name="P1" draw:layer="layout" svg:x1="17.118cm" svg:y1="8.382cm" svg:x2="16.356cm" svg:y2="10.16cm">
          <text:p/>
        </draw:line>
        <draw:line draw:style-name="gr5" draw:text-style-name="P1" draw:layer="layout" svg:x1="20.701cm" svg:y1="8.509cm" svg:x2="17.78cm" svg:y2="10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Tustison</meta:initial-creator>
    <meta:creation-date>2013-10-15T18:47:04</meta:creation-date>
    <dc:date>2013-10-15T20:44:32</dc:date>
    <dc:creator>Nick Tustison</dc:creator>
    <meta:editing-duration>PT1H40M52S</meta:editing-duration>
    <meta:editing-cycles>3</meta:editing-cycles>
    <meta:generator>OpenOffice/4.0.1$Unix OpenOffice.org_project/401m5$Build-9714</meta:generator>
    <meta:document-statistic meta:object-count="36"/>
  </office:meta>
</office:document-meta>
</file>